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  <style:text-properties style:font-name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start" fo:text-indent="0in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" style:parent-style-name="CommentText" style:family="paragraph">
      <style:paragraph-properties fo:text-align="start" fo:text-indent="0in"/>
    </style:style>
    <style:style style:name="T20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0" style:parent-style-name="Normal" style:family="paragraph">
      <style:paragraph-properties fo:text-align="start" fo:text-indent="0in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" style:parent-style-name="CommentText" style:family="paragraph">
      <style:paragraph-properties fo:text-align="start" fo:text-indent="0in"/>
    </style:style>
    <style:style style:name="T53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" style:parent-style-name="CommentText" style:family="paragraph">
      <style:paragraph-properties fo:text-align="start" fo:text-indent="0in"/>
    </style:style>
    <style:style style:name="P61" style:parent-style-name="CommentText" style:family="paragraph">
      <style:paragraph-properties fo:text-align="start" fo:text-indent="0in"/>
    </style:style>
    <style:style style:name="P62" style:parent-style-name="CommentText" style:family="paragraph">
      <style:paragraph-properties fo:text-align="start" fo:text-indent="0in"/>
    </style:style>
    <style:style style:name="P63" style:parent-style-name="CommentText" style:family="paragraph">
      <style:paragraph-properties fo:text-align="start" fo:text-indent="0in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6" style:parent-style-name="CommentText" style:family="paragraph">
      <style:paragraph-properties fo:text-align="start" fo:text-indent="0in"/>
    </style:style>
    <style:style style:name="P67" style:parent-style-name="CommentText" style:family="paragraph">
      <style:paragraph-properties fo:text-align="start" fo:text-indent="0in"/>
    </style:style>
    <style:style style:name="P68" style:parent-style-name="CommentText" style:family="paragraph">
      <style:paragraph-properties fo:text-align="start" fo:text-indent="0in"/>
    </style:style>
    <style:style style:name="P69" style:parent-style-name="CommentText" style:family="paragraph">
      <style:paragraph-properties fo:text-align="start" fo:text-indent="0in"/>
    </style:style>
    <style:style style:name="T70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" style:parent-style-name="Normal" style:family="paragraph">
      <style:paragraph-properties fo:text-align="start" fo:text-indent="0in"/>
    </style:style>
    <style:style style:name="T84" style:parent-style-name="DefaultParagraphFont" style:family="text">
      <style:text-properties style:font-name="Times New Roman" style:font-name-complex="Times New Roman" fo:font-size="12pt" style:font-size-asian="12pt" style:font-size-complex="12pt" fo:language="da" fo:country="DK"/>
    </style:style>
    <style:style style:name="T8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6" style:parent-style-name="Normal" style:family="paragraph">
      <style:paragraph-properties fo:text-align="start" fo:text-indent="0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127" style:parent-style-name="Normal" style:family="paragraph">
      <style:paragraph-properties fo:text-align="start" fo:text-indent="0in"/>
      <style:text-properties fo:language="en" fo:country="US"/>
    </style:style>
    <style:style style:name="P128" style:parent-style-name="Normal" style:family="paragraph">
      <style:paragraph-properties fo:text-align="start" fo:text-indent="0in"/>
    </style:style>
    <style:style style:name="T12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Introduction/Theoretical background</text:p>
      <text:p text:style-name="P2"/>
      <text:p text:style-name="P3"><text:span text:style-name="T4">As of September 2024, over 760 million confirmed cases of coronavirus disease 2019 (COVID-19) have been documented<text:s/></text:span><text:span text:style-name="T5">by the World Health Organization (WHO)<text:s/></text:span><text:span text:style-name="T6">globally,<text:s/></text:span><text:span text:style-name="T7">leading to</text:span><text:span text:style-name="T8"><text:s/>appro</text:span><text:span text:style-name="T9">x</text:span><text:span text:style-name="T10">imately 6.9 million deaths. The actual numbers are likely to be</text:span><text:span text:style-name="T11"><text:s/>much</text:span><text:span text:style-name="T12"><text:s/>higher due to underreporting.</text:span><text:span text:style-name="T13"><text:s/>COVID-19 is an infectious disease caused by the SARS-CoV-2 virus</text:span><text:span text:style-name="T14"><text:s/>(WHO)</text:span><text:span text:style-name="T15">.<text:s/></text:span><text:span text:style-name="T16">While m</text:span><text:span text:style-name="T17">ost patients fully recover</text:span><text:span text:style-name="T18"><office:annotation office:name="0" xml:id="2060837637"><dc:creator>Janka Hauffe</dc:creator><dc:date>2024-09-22T12:18:00</dc:date><meta:creator-initials>JH</meta:creator-initials><text:p text:style-name="P19">10-20% of people</text:p></office:annotation>, some<text:s/></text:span><text:span text:style-name="T20"><office:annotation-end office:name="0"/></text:span><text:span text:style-name="T21">experience persistent<text:s/></text:span><text:span text:style-name="T22">sym</text:span><text:span text:style-name="T23">p</text:span><text:span text:style-name="T24">toms</text:span><text:span text:style-name="T25"><text:s/>such as</text:span><text:span text:style-name="T26"><text:s/></text:span><text:span text:style-name="T27">fatigue, shortness of breath, cognitive dysfunction, and other</text:span><text:span text:style-name="T28"><text:s/>symptoms that</text:span><text:span text:style-name="T29"><text:s/>generally have an impact on everyday functioning.<text:s/></text:span><text:span text:style-name="T30">These remaining effects, referred to as Post COVID-19<text:s/></text:span><text:span text:style-name="T31">Condition or syndrome (PCS)</text:span><text:span text:style-name="T32"><text:s/>or more commonly as long COVID, usually occur three months after the initial infection with the SARS-CoV-2 virus and last for at least two month</text:span><text:span text:style-name="T33">s</text:span><text:span text:style-name="T34"><text:s/>with no other explanation.</text:span><text:span text:style-name="T35"><text:s/>Approximately 10-20% of people inf</text:span><text:span text:style-name="T36">e</text:span><text:span text:style-name="T37">cted with SARS-CoV-2 meet the criteria for<text:s/></text:span><text:span text:style-name="T38">PCS</text:span><text:span text:style-name="T39"><text:s/>(WHO).<text:s/></text:span></text:p>
      <text:p text:style-name="P40"><text:span text:style-name="T41">Cognitive impairment</text:span><text:span text:style-name="T42"><text:s/></text:span><text:span text:style-name="T43">is one of the most frequent symptoms of PCS (Davids et al., 2021; WHO) and is therefore of high interest.</text:span><text:span text:style-name="T44"><text:s/></text:span><text:span text:style-name="T45">These impairments are characterize</text:span><text:span text:style-name="T46">d by confusion, memory difficulties,<text:s/></text:span><text:span text:style-name="T47">disorientation,<text:s/></text:span><text:span text:style-name="T48">and trouble concentrating, which are referred to as experiencing “brain fog” by affected individuals</text:span><text:span text:style-name="T49"><text:s/>(Bland et al., 2024; Kwan et al., 2024).</text:span><text:span text:style-name="T50"><text:s/></text:span><text:span text:style-name="T51"><office:annotation office:name="1" xml:id="1008062357"><dc:creator>Janka Hauffe</dc:creator><dc:date>2024-09-22T13:19:00</dc:date><meta:creator-initials>JH</meta:creator-initials><text:p text:style-name="P52">Over a fifth</text:p></office:annotation>Around 22%<text:s/></text:span><text:span text:style-name="T53"><office:annotation-end office:name="1"/></text:span><text:span text:style-name="T54">of individuals diagnosed<text:s/></text:span><text:span text:style-name="T55">with PCS<text:s/></text:span><text:span text:style-name="T56">experience COVID-related cognitive impairment, according to<text:s/></text:span><text:span text:style-name="T57">a meta-analysis</text:span><text:span text:style-name="T58"><text:s/></text:span><text:span text:style-name="T59"><office:annotation office:name="2" xml:id="626547989"><dc:creator>Janka Hauffe</dc:creator><dc:date>2024-09-23T09:22:00</dc:date><meta:creator-initials>JH</meta:creator-initials><text:p text:style-name="P60">Studies which objectively assessed cognitive impairment re-</text:p><text:p text:style-name="P61">ported significantly greater proportions of individuals with cognitive</text:p><text:p text:style-name="P62">impairment as compared to those employing subjective modes of</text:p><text:p text:style-name="P63">ascertainment (0.36 objectively assessed vs 0.18 subjectively assessed;</text:p></office:annotation>by</text:span><text:span text:style-name="CommentReference"><office:annotation-end office:name="2"/></text:span><text:span text:style-name="T64"><text:s/></text:span><text:span text:style-name="T65"><office:annotation office:name="3" xml:id="506634810"><dc:creator>Janka Hauffe</dc:creator><dc:date>2024-09-22T13:23:00</dc:date><meta:creator-initials>JH</meta:creator-initials><text:p text:style-name="P66">In this systematic review and meta-analysis of 81 studies, we</text:p><text:p text:style-name="P67">established that approximatelt a third of the included individuals</text:p><text:p text:style-name="P68">experienced persistent fatigue and over a fifth of individuals exhibited</text:p><text:p text:style-name="P69">cognitive impairment 12 or more weeks following COVID-19 diagnosis</text:p></office:annotation>Ceban et al. (2022</text:span><text:span text:style-name="T70"><office:annotation-end office:name="3"/></text:span><text:span text:style-name="T71">).<text:s/></text:span><text:span text:style-name="T72">This<text:s/></text:span><text:span text:style-name="T73">finding</text:span><text:span text:style-name="T74"><text:s/>is based on data from 43 studies, 31 of which used subjective assessments and 12 that employed objective measures. Notably, studies using objective assessments of<text:s/></text:span><text:span text:style-name="T75">cognitive function</text:span><text:span text:style-name="T76"><text:s/>reported significantly greater proportions of individuals with impairment (36%) compared to those relying on subjective modes of ascertainment, which identified 18%<text:s/></text:span><text:span text:style-name="T77">as cognitively impaired.</text:span></text:p>
      <text:p text:style-name="P78">This<text:s/>shows,<text:s/>that<text:s/>subjective<text:s/>and objective<text:s/>measures of<text:s/>cognitive<text:s/>function<text:s/>represent two distinct approaches to assessing cognition. Subjective<text:s/>assessments<text:s/>rely on self-reported experiences and perceptions<text:s/>(Stewart, 2012), while objective assessments use<text:s/>standardized tests and tasks to evaluate cognitive performance.<text:s/>Several studies have illustrated these discrepancies<text:s/>between subjective and objective measures<text:s/>further.<text:s/>In fact, most studies have reported higher rates of cognitive impairment through subjective cognitive complaints than through objective test results (Schild et al., 2023).<text:s/>For<text:s/>instance, in a study by Schild et al. (2022) among<text:s/>52 patients<text:s/>who self-reported cognitive impairment<text:s/>after SARS-CoV-2 infection,<text:s/>objective cognitive screening tests confirmed impairment in only 25%, while extensive neurological assessment indicated impairments in<text:s/>60% of these patients. Moreover, Schild et al. (2023) reported that 88% of patients reported persistent self-reported cognitive<text:s/><text:soft-page-break/>impairment, with approximately a 40% discrepancy between the subjective reports and objective test results at both follow-up visits,<text:s/>underscoring<text:s/>the discrepancies between patients’ self-reports and objective neuropsychological test results.<text:s/></text:p>
      <text:p text:style-name="P79">Bland et al.<text:s/>(2024) observed that<text:s/>there was no significant relation between<text:s/>objective and subjective measures of cognitive function, implying that self-reports of “brain fog” may not be reflected by objectively measured cognitive dysfunction.<text:s/>Subjective cognitive deficits in everyday situations are predicted by elevated anxiety and fatigue levels more than by objective cognitive performance (Zamarian et al., 2024).</text:p>
      <text:p text:style-name="P80">This lack of alignment highlights the complexity of cognitive impairment and raises questions about which additional factors may influence individuals’ perceptions of cognitive<text:s/>difficulties.<text:s/></text:p>
      <text:p text:style-name="P81"/>
      <text:p text:style-name="P82">Recent research has addressed these questions by examining how psychological symptoms influence subjective cognitive and objective cognitive impairment.</text:p>
      <text:p text:style-name="P83"><text:span text:style-name="T84">Zamarian et al.<text:s/></text:span><text:span text:style-name="T85">(2024)<text:s/></text:span><text:span text:style-name="T86">discovered</text:span><text:span text:style-name="T87"><text:s/>that subjective cognitive d</text:span><text:span text:style-name="T88">eficits in everyday situations can be better explained by elevated anxiety and fatigue levels than by objective cognitive performance.<text:s/></text:span><text:span text:style-name="T89">In addition to<text:s/></text:span><text:span text:style-name="T90">anxiety (Almeria, Cejudo, Sotoca, Deus &amp; Krupinski, 2020; Brück et al., 2019; Costas-Carrera et al., 2022; Hill et al., 2016</text:span><text:span text:style-name="T91">;</text:span><text:span text:style-name="T92"><text:s/>Zamarian et al., 2024)</text:span><text:span text:style-name="T93"><text:s/>and fatigue<text:s/></text:span><text:span text:style-name="T94">(Bland et al., 2024; Delgado-Alonso et al., 2023; Zamarian et al., 2024)</text:span><text:span text:style-name="T95">,<text:s/></text:span><text:span text:style-name="T96">sleep disturbance</text:span><text:span text:style-name="T97">s</text:span><text:span text:style-name="T98"><text:s/>(Zamarian et al., 2024) and<text:s/></text:span><text:span text:style-name="T99">depressive symptoms (</text:span><text:span text:style-name="T100">Almeria</text:span><text:span text:style-name="T101"><text:s/>et al.</text:span><text:span text:style-name="T102">, 2020; Brück et al., 2019; Costas-Carrera et al., 2022; Hill et al., 2016</text:span><text:span text:style-name="T103">;</text:span><text:span text:style-name="T104"><text:s/>Zamarian et al., 2024) have be</text:span><text:span text:style-name="T105">en found to be associated with subjective but not objective cognitive impairment (Henneghan, Lewis, Gill &amp; Kesler, 2022).</text:span><text:span text:style-name="T106"><text:s/>Objective cognitive function</text:span><text:span text:style-name="T107">, on the other hand,</text:span><text:span text:style-name="T108"><text:s/>was found to be related to perceived stress</text:span><text:span text:style-name="T109"><text:s/>(Bland et al., 2024).</text:span></text:p>
      <text:p text:style-name="P110"/>
      <text:p text:style-name="P111"/>
      <text:p text:style-name="P112"/>
      <text:p text:style-name="P113">Results found in a correlation analysis:<text:s/></text:p>
      <text:p text:style-name="P114"/>
      <text:p text:style-name="P115">Taken together, understanding the relationship between subjective and objective cognitive impairment and the driving factors underlying these is crucial for the development of tailored rehabilitation <text:s/>programs aimed at improving cognitive function and facilitating recovery in Post-COVID patients.<text:s/></text:p>
      <text:p text:style-name="P116"/>
      <text:soft-page-break/>
      <text:p text:style-name="P117">Hypothesised that subjective cognitive dysfunction would be associated with increased fatigue and stress whereas objective cognitive function would be most dominantly linked to clinical features of COVID-19.<text:s/></text:p>
      <text:p text:style-name="P118"/>
      <text:p text:style-name="P119">Definition of cognitive impairment</text:p>
      <text:p text:style-name="P120">Cognitive impairment</text:p>
      <text:p text:style-name="P121"/>
      <text:p text:style-name="P122"/>
      <text:p text:style-name="P123">Bland et al., 2024</text:p>
      <text:p text:style-name="P124"/>
      <text:p text:style-name="P125"/>
      <text:p text:style-name="P126">How do individuals with different cognitive performance levels differ in their self-reported limitations after SARS-CoV-2 infection, their well-being, and their resting state neural activity?</text:p>
      <text:p text:style-name="P127"/>
      <text:p text:style-name="P128"><text:span text:style-name="T129">04317091525 – job cent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9-22T08:07:00Z</meta:creation-date>
    <dc:date>2024-09-25T15:06:00Z</dc:date>
    <meta:template xlink:href="Normal.dotm" xlink:type="simple"/>
    <meta:editing-cycles>42</meta:editing-cycles>
    <meta:editing-duration>PT0S</meta:editing-duration>
    <meta:document-statistic meta:page-count="3" meta:paragraph-count="11" meta:word-count="760" meta:character-count="5541" meta:row-count="39" meta:non-whitespace-character-count="4792"/>
  </office:meta>
</office:document-meta>
</file>